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ahoma1" svg:font-family="Tahoma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</style:style>
    <style:style style:name="P4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5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9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data_checkpoint4_wcs;</text:p>
      <text:p text:style-name="P1"/>
      <text:p text:style-name="P1">use data_checkpoint4_wcs;</text:p>
      <text:p text:style-name="P1"/>
      <text:p text:style-name="P1">CREATE TABLE asset (</text:p>
      <text:p text:style-name="P6"><text:s text:c="4"/>id INT PRIMARY KEY AUTO_INCREMENT NOT NULL,</text:p>
      <text:p text:style-name="P5"><text:s text:c="4"/>name VARCHAR(80) NOT NULL,</text:p>
      <text:p text:style-name="P5"><text:s text:c="4"/>stock_id INT NOT NULL,</text:p>
      <text:p text:style-name="P5"><text:s text:c="4"/>CONSTRAINT fk_asset_stock</text:p>
      <text:p text:style-name="P5"><text:s text:c="4"/>FOREIGN KEY (stock_id)</text:p>
      <text:p text:style-name="P5"><text:s text:c="4"/>REFERENCES stock(id)</text:p>
      <text:p text:style-name="P5"><text:s text:c="4"/>price_id INT NOT NULL,</text:p>
      <text:p text:style-name="P5"><text:s text:c="4"/>CONSTRAINT fk_asset_price</text:p>
      <text:p text:style-name="P5"><text:s text:c="4"/>FOREIGN KEY (price_id)</text:p>
      <text:p text:style-name="P5"><text:s text:c="4"/>REFERENCES price(id)</text:p>
      <text:p text:style-name="P2">);</text:p>
      <text:p text:style-name="P4"/>
      <text:p text:style-name="P1">CREATE TABLE stock (</text:p>
      <text:p text:style-name="P6"><text:s text:c="4"/>id INT PRIMARY KEY AUTO_INCREMENT NOT NULL,</text:p>
      <text:p text:style-name="P6"><text:s text:c="4"/>quantity INT NOT NULL</text:p>
      <text:p text:style-name="P2">);</text:p>
      <text:p text:style-name="P2"/>
      <text:p text:style-name="P1">CREATE TABLE price (</text:p>
      <text:p text:style-name="P6"><text:s text:c="4"/>id INT PRIMARY KEY AUTO_INCREMENT NOT NULL,</text:p>
      <text:p text:style-name="P6"><text:s text:c="4"/>price DECIMAL NOT NULL</text:p>
      <text:p text:style-name="P2">);</text:p>
      <text:p text:style-name="P2"/>
      <text:p text:style-name="P1">CREATE TABLE user (</text:p>
      <text:p text:style-name="P6"><text:s text:c="4"/>id INT PRIMARY KEY AUTO_INCREMENT NOT NULL,</text:p>
      <text:p text:style-name="P5"><text:s text:c="4"/>username VARCHAR(80) NOT NULL,</text:p>
      <text:p text:style-name="P3"><text:span text:style-name="T3"><text:s text:c="4"/>email </text:span><text:span text:style-name="T2">VARCHAR(150) NOT NULL,</text:span></text:p>
      <text:p text:style-name="P5"><text:s text:c="4"/>password_hash VARCHAR (255) NOT NULL,</text:p>
      <text:p text:style-name="P4"><text:s text:c="4"/>birth_date<text:span text:style-name="T1"> DATE NOT NULL,</text:span></text:p>
      <text:p text:style-name="P4"><text:s text:c="4"/>country<text:span text:style-name="T1"> VARCHAR(80) NOT NULL,</text:span></text:p>
      <text:p text:style-name="P5"><text:s text:c="4"/>address VARCHAR(255) NOT NULL,</text:p>
      <text:p text:style-name="P5"><text:s text:c="4"/>city VARCHAR(80) NOT NULL,</text:p>
      <text:p text:style-name="P4"><text:s text:c="4"/>zip_code<text:span text:style-name="T1"> VARCHAR(5) NOT NULL</text:span></text:p>
      <text:p text:style-name="P5"><text:s text:c="3"/>);</text:p>
      <text:p text:style-name="P5"><text:soft-page-break/></text:p>
      <text:p text:style-name="P1">CREATE TABLE profil_royal_family (</text:p>
      <text:p text:style-name="P6"><text:s text:c="4"/>id INT PRIMARY KEY AUTO_INCREMENT NOT NULL,</text:p>
      <text:p text:style-name="P6"><text:s text:c="4"/>avatar VARCHAR(255),</text:p>
      <text:p text:style-name="P6"><text:s text:c="4"/>picture VARCHAR(255),</text:p>
      <text:p text:style-name="P6"><text:s text:c="4"/>status VARCHAR(80) NOT NULL,</text:p>
      <text:p text:style-name="P6"><text:s text:c="4"/>firstname VARCHAR(80) NOT NULL,</text:p>
      <text:p text:style-name="P6"><text:s text:c="4"/>lastname VARCHAR(80) NOT NULL,</text:p>
      <text:p text:style-name="P6"><text:s text:c="4"/>description VARCHAR(500) NOT NULL</text:p>
      <text:p text:style-name="P2">);</text:p>
      <text:p text:style-name="P5"/>
      <text:p text:style-name="P5">INSERT INTO profil_royal_family (</text:p>
      <text:p text:style-name="P5">status, fisrtname, lastname, description)</text:p>
      <text:p text:style-name="P5">VALUES </text:p>
      <text:p text:style-name="P5">('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S_Database</text:p>
      <text:p text:style-name="P5">Creation d'une base données <text:s/>incluant :</text:p>
      <text:p text:style-name="P5">Un utilisateur (admin) me permettant de créer, lire, modifier et supprimer une table.</text:p>
      <text:p text:style-name="P5">Les profils de la famille royal incluant leur images, prénom, nom, description</text:p>
      <text:p text:style-name="P5">Des assets incluant leur noms, quantités, prix unitaires, la valeur totale de chacu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ahoma1" svg:font-family="Tahoma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0M16S</meta:editing-duration>
    <meta:editing-cycles>36</meta:editing-cycles>
    <meta:generator>OpenOffice/4.1.7$Win32 OpenOffice.org_project/417m1$Build-9800</meta:generator>
    <dc:date>2022-07-20T12:02:13.34</dc:date>
    <meta:document-statistic meta:table-count="0" meta:image-count="0" meta:object-count="0" meta:page-count="2" meta:paragraph-count="51" meta:word-count="207" meta:character-count="1548"/>
    <meta:user-defined meta:name="Info 1"/>
    <meta:user-defined meta:name="Info 2"/>
    <meta:user-defined meta:name="Info 3"/>
    <meta:user-defined meta:name="Info 4"/>
  </office:meta>
</office:document-meta>
</file>